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08cm" fo:min-width="1.29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778cm" svg:x="1.254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8T07:35:34.323305949</meta:creation-date>
    <dc:date>2020-02-28T07:37:32.340601707</dc:date>
    <meta:editing-duration>PT1M13S</meta:editing-duration>
    <meta:editing-cycles>1</meta:editing-cycles>
    <meta:document-statistic meta:object-count="1"/>
    <meta:generator>LibreOffice/5.1.6.2$Linux_X86_64 LibreOffice_project/10m0$Build-2</meta:generator>
  </office:meta>
</office:document-meta>
</file>